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style:font-name="Liberation Serif" fo:font-size="12pt" fo:font-weight="normal" officeooo:rsid="0149672e" officeooo:paragraph-rsid="0148feb6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1402fc2" officeooo:paragraph-rsid="01402fc2" style:font-size-asian="12pt" style:font-weight-asian="normal" style:font-size-complex="12pt" style:font-weight-complex="normal"/>
    </style:style>
    <style:style style:name="P4" style:family="paragraph" style:parent-style-name="Text_20_body">
      <style:text-properties officeooo:rsid="01402fc2" officeooo:paragraph-rsid="01402fc2"/>
    </style:style>
    <style:style style:name="P5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6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P7" style:family="paragraph" style:parent-style-name="Heading_20_1">
      <style:text-properties style:font-name="Liberation Serif" fo:font-size="16pt" officeooo:rsid="00a27f03" officeooo:paragraph-rsid="002fd4f2" style:font-size-asian="16pt" style:font-size-complex="16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49672e" style:font-size-asian="12pt" style:font-size-complex="12pt"/>
    </style:style>
    <style:style style:name="T4" style:family="text">
      <style:text-properties style:font-name="Liberation Serif" fo:font-size="12pt" officeooo:rsid="0149f12e" style:font-size-asian="12pt" style:font-size-complex="12pt"/>
    </style:style>
    <style:style style:name="T5" style:family="text">
      <style:text-properties style:font-name="Liberation Serif" fo:font-size="12pt" officeooo:rsid="014a95a0" style:font-size-asian="12pt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14a03a3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14a95a0" style:font-size-asian="12pt" style:font-weight-asian="normal" style:font-size-complex="12pt" style:font-weight-complex="normal"/>
    </style:style>
    <style:style style:name="T10" style:family="text">
      <style:text-properties officeooo:rsid="00a8bc8b"/>
    </style:style>
    <style:style style:name="T11" style:family="text">
      <style:text-properties officeooo:rsid="014bf0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1">CST0006 - </text:span>Computer Programming Foundations</text:h>
      <text:h text:style-name="P5" text:outline-level="2">INTRODUCTION <text:span text:style-name="T10">to WEEK08</text:span></text:h>
      <text:p text:style-name="P1"><text:span text:style-name="T1">In this lecture and lab section we are going to </text:span><text:span text:style-name="T2">go over </text:span><text:span text:style-name="T5">modular programming examples of Python</text:span><text:span text:style-name="T4"> and applying the knowledge we’ve learned </text:span><text:span text:style-name="T5">this week</text:span><text:span text:style-name="T2">. <text:s/></text:span><text:span text:style-name="T3">You will be working from the answer sheet for this lab.</text:span></text:p>
      <text:p text:style-name="P4"><text:span text:style-name="T9">Save all of your .py files</text:span><text:span text:style-name="T6"> within </text:span><text:span text:style-name="T8">y</text:span><text:span text:style-name="T6">our </text:span><text:span text:style-name="T7">“2018W_CST0006_LAB0</text:span><text:span text:style-name="T9">8</text:span><text:span text:style-name="T7">” </text:span><text:span text:style-name="T6">folder.</text:span></text:p>
      <text:p text:style-name="P3"/>
      <text:p text:style-name="P2"/>
      <text:p text:style-name="P2"/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5-17T23:27:44.735201814</dc:date>
    <dc:creator>Cory Hilliard</dc:creator>
    <meta:editing-duration>P4DT15H23M35S</meta:editing-duration>
    <meta:editing-cycles>103</meta:editing-cycles>
    <meta:document-statistic meta:table-count="0" meta:image-count="0" meta:object-count="0" meta:page-count="1" meta:paragraph-count="4" meta:word-count="54" meta:character-count="335" meta:non-whitespace-character-count="284"/>
  </office:meta>
</office:document-meta>
</file>